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.08cm" svg:stroke-color="#191919" draw:fill="none" draw:fill-color="#ffffff" fo:padding-top="-0.01cm" fo:padding-bottom="-0.01cm" fo:padding-left="-0.01cm" fo:padding-right="-0.01cm"/>
    </style:style>
    <style:style style:name="gr4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5" style:family="graphic" style:parent-style-name="standard">
      <style:graphic-properties svg:stroke-width="0.08cm" draw:fill="none" draw:fill-color="#ffffff" fo:padding-top="-0.01cm" fo:padding-bottom="-0.01cm" fo:padding-left="-0.01cm" fo:padding-right="-0.01cm"/>
    </style:style>
  </office:automatic-styles>
  <office:body>
    <office:drawing>
      <draw:page draw:name="page1" draw:style-name="dp1" draw:master-page-name="Default">
        <draw:g>
          <draw:glue-point draw:id="4" svg:x="-3.457cm" svg:y="-4.977cm"/>
          <draw:glue-point draw:id="5" svg:x="0.765cm" svg:y="-4.977cm"/>
          <draw:glue-point draw:id="6" svg:x="4.987cm" svg:y="-4.977cm"/>
          <draw:glue-point draw:id="7" svg:x="-4.986cm" svg:y="5.019cm"/>
          <draw:glue-point draw:id="8" svg:x="-0.548cm" svg:y="5.019cm"/>
          <draw:glue-point draw:id="9" svg:x="3.89cm" svg:y="5.019cm"/>
          <draw:glue-point draw:id="10" svg:x="-4.986cm" svg:y="-3.851cm"/>
          <draw:glue-point draw:id="11" svg:x="-4.986cm" svg:y="-3.818cm"/>
          <draw:glue-point draw:id="12" svg:x="-4.986cm" svg:y="-3.785cm"/>
          <draw:glue-point draw:id="13" svg:x="4.987cm" svg:y="-4.91cm"/>
          <draw:glue-point draw:id="14" svg:x="4.987cm" svg:y="-0.492cm"/>
          <draw:glue-point draw:id="15" svg:x="4.987cm" svg:y="3.926cm"/>
          <draw:glue-point draw:id="16" svg:x="0.054cm" svg:y="-1.067cm"/>
          <draw:polygon draw:style-name="gr1" draw:layer="layout" svg:width="1.768cm" svg:height="1.766cm" svg:x="0cm" svg:y="0.234cm" svg:viewBox="0 0 1769 1767" draw:points="0,1767 1769,1767 1769,0 0,0">
            <text:p/>
          </draw:polygon>
          <draw:polygon draw:style-name="gr1" draw:layer="layout" svg:width="0.223cm" svg:height="1.987cm" svg:x="1.768cm" svg:y="0.013cm" svg:viewBox="0 0 224 1988" draw:points="224,1766 224,0 0,221 0,1988">
            <text:p/>
          </draw:polygon>
          <draw:polyline draw:style-name="gr2" draw:layer="layout" svg:width="0.223cm" svg:height="1.987cm" svg:x="1.768cm" svg:y="0.013cm" svg:viewBox="0 0 224 1988" draw:points="224,1766 224,0 0,221 0,1988 224,1766">
            <text:p/>
          </draw:polyline>
          <draw:polygon draw:style-name="gr1" draw:layer="layout" svg:width="1.991cm" svg:height="0.221cm" svg:x="0cm" svg:y="0cm" svg:viewBox="0 0 1992 222" draw:points="307,0 0,222 1768,222 1992,0">
            <text:p/>
          </draw:polygon>
          <draw:line draw:style-name="gr3" draw:layer="layout" svg:x1="1.769cm" svg:y1="0.234cm" svg:x2="0cm" svg:y2="0.234cm">
            <text:p/>
          </draw:line>
          <draw:line draw:style-name="gr3" draw:layer="layout" svg:x1="1.768cm" svg:y1="0.235cm" svg:x2="1.992cm" svg:y2="0.013cm">
            <text:p/>
          </draw:line>
          <draw:line draw:style-name="gr2" draw:layer="layout" svg:x1="1.768cm" svg:y1="0.234cm" svg:x2="1.768cm" svg:y2="2.001cm">
            <text:p/>
          </draw:line>
          <draw:line draw:style-name="gr2" draw:layer="layout" svg:x1="1.769cm" svg:y1="0.234cm" svg:x2="0cm" svg:y2="0.234cm">
            <text:p/>
          </draw:line>
          <draw:line draw:style-name="gr2" draw:layer="layout" svg:x1="1.768cm" svg:y1="0.235cm" svg:x2="1.992cm" svg:y2="0.013cm">
            <text:p/>
          </draw:line>
          <draw:polygon draw:style-name="gr4" draw:layer="layout" svg:width="0.191cm" svg:height="0.526cm" svg:x="0.796cm" svg:y="0.334cm" svg:viewBox="0 0 192 527" draw:points="126,527 126,144 192,144 95,0 0,144 64,144 64,527">
            <text:p/>
          </draw:polygon>
          <draw:polygon draw:style-name="gr4" draw:layer="layout" svg:width="0.394cm" svg:height="0.394cm" svg:x="0.333cm" svg:y="0.565cm" svg:viewBox="0 0 395 395" draw:points="395,351 124,80 169,34 0,0 34,169 80,124 351,395">
            <text:p/>
          </draw:polygon>
          <draw:polygon draw:style-name="gr4" draw:layer="layout" svg:width="0.526cm" svg:height="0.191cm" svg:x="0.102cm" svg:y="1.027cm" svg:viewBox="0 0 527 192" draw:points="527,65 144,65 144,0 0,96 144,192 144,126 527,126">
            <text:p/>
          </draw:polygon>
          <draw:polygon draw:style-name="gr4" draw:layer="layout" svg:width="0.394cm" svg:height="0.394cm" svg:x="0.333cm" svg:y="1.287cm" svg:viewBox="0 0 395 395" draw:points="351,0 80,270 34,225 0,395 169,360 124,314 395,43">
            <text:p/>
          </draw:polygon>
          <draw:polygon draw:style-name="gr4" draw:layer="layout" svg:width="0.19cm" svg:height="0.526cm" svg:x="0.796cm" svg:y="1.386cm" svg:viewBox="0 0 191 527" draw:points="65,0 65,382 0,382 95,527 191,382 126,382 126,0 64,0">
            <text:p/>
          </draw:polygon>
          <draw:polygon draw:style-name="gr4" draw:layer="layout" svg:width="0.394cm" svg:height="0.394cm" svg:x="1.056cm" svg:y="1.287cm" svg:viewBox="0 0 395 395" draw:points="0,43 270,314 225,360 395,395 360,225 314,270 43,0">
            <text:p/>
          </draw:polygon>
          <draw:polygon draw:style-name="gr4" draw:layer="layout" svg:width="0.526cm" svg:height="0.191cm" svg:x="1.154cm" svg:y="1.027cm" svg:viewBox="0 0 527 192" draw:points="0,126 382,126 382,192 527,96 382,0 382,65 0,65 0,127">
            <text:p/>
          </draw:polygon>
          <draw:polygon draw:style-name="gr4" draw:layer="layout" svg:width="0.394cm" svg:height="0.394cm" svg:x="1.056cm" svg:y="0.565cm" svg:viewBox="0 0 395 395" draw:points="43,395 314,124 360,169 395,0 225,34 270,80 0,351">
            <text:p/>
          </draw:polygon>
          <draw:path draw:style-name="gr4" draw:layer="layout" svg:width="0.797cm" svg:height="0.797cm" svg:x="0.499cm" svg:y="0.721cm" svg:viewBox="0 0 798 798" svg:d="m628 726c181-126 225-375 98-556-127-180-375-224-556-98-179 127-224 375-98 556 126 180 375 225 556 98z">
            <text:p/>
          </draw:path>
          <draw:path draw:style-name="gr5" draw:layer="layout" svg:width="0.797cm" svg:height="0.797cm" svg:x="0.499cm" svg:y="0.721cm" svg:viewBox="0 0 798 798" svg:d="m628 726c181-126 225-375 98-556-127-180-375-224-556-98-179 127-224 375-98 556 126 180 375 225 556 9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Layer 3 Switch</dc:title>
    <meta:creation-date>2011-02-07T16:42:14</meta:creation-date>
    <meta:editing-duration>P0D</meta:editing-duration>
    <meta:editing-cycles>1</meta:editing-cycles>
    <meta:document-statistic meta:object-count="20"/>
    <meta:generator>OpenOffice.org/3.3$Linux OpenOffice.org_project/330m20$Build-9567</meta:generator>
  </office:meta>
</office:document-meta>
</file>